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A0000025FC5A69C3F0CC6DA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T1" style:family="text">
      <style:text-properties officeooo:rsid="00060a87"/>
    </style:style>
    <style:style style:name="T2" style:family="text">
      <style:text-properties officeooo:rsid="0007e064"/>
    </style:style>
    <style:style style:name="T3" style:family="text">
      <style:text-properties officeooo:rsid="00085f5e"/>
    </style:style>
    <style:style style:name="T4" style:family="text">
      <style:text-properties officeooo:rsid="000897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10</text:p>
      <text:p text:style-name="P1"/>
      <text:p text:style-name="P1"/>
      <text:p text:style-name="P1"><draw:frame draw:style-name="fr1" draw:name="Figura1" text:anchor-type="paragraph" svg:width="17cm" svg:height="8.641cm" draw:z-index="0"><draw:image xlink:href="Pictures/10000000000004AA0000025FC5A69C3F0CC6DA8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2T16:50:31.982000000</dc:date>
    <meta:editing-duration>PT1H15M16S</meta:editing-duration>
    <meta:editing-cycles>6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1" meta:word-count="2" meta:character-count="8" meta:non-whitespace-character-count="7"/>
  </office:meta>
</office:document-meta>
</file>